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color="#FF0000" fo:font-size="25pt" style:font-size-asian="25pt" style:font-size-complex="25pt" style:text-underline-type="single" style:text-underline-style="solid" style:text-underline-width="auto" style:text-underline-mode="continuous"/>
    </style:style>
    <style:style style:name="P2" style:parent-style-name="Normal" style:family="paragraph">
      <style:text-properties style:text-underline-type="single" style:text-underline-style="solid" style:text-underline-width="auto" style:text-underline-mode="continuous"/>
    </style:style>
    <style:style style:name="P3" style:parent-style-name="Normal" style:family="paragraph">
      <style:text-properties fo:color="#FF0000" style:text-underline-type="single" style:text-underline-style="solid" style:text-underline-width="auto" style:text-underline-mode="continuous"/>
    </style:style>
    <style:style style:name="P4" style:parent-style-name="Paragraphedeliste" style:list-style-name="LFO1" style:family="paragraph"/>
    <style:style style:name="P5" style:parent-style-name="Normal" style:family="paragraph">
      <style:paragraph-properties fo:margin-left="0.4916in">
        <style:tab-stops/>
      </style:paragraph-properties>
    </style:style>
    <style:style style:name="P6" style:parent-style-name="Paragraphedeliste" style:list-style-name="LFO2" style:family="paragraph"/>
    <style:style style:name="P7" style:parent-style-name="Paragraphedeliste" style:list-style-name="LFO2" style:family="paragraph"/>
    <style:style style:name="P8" style:parent-style-name="Paragraphedeliste" style:list-style-name="LFO2" style:family="paragraph"/>
    <style:style style:name="P9" style:parent-style-name="Normal" style:family="paragraph">
      <style:text-properties fo:color="#FF0000" style:text-underline-type="single" style:text-underline-style="solid" style:text-underline-width="auto" style:text-underline-mode="continuous"/>
    </style:style>
    <style:style style:name="P10" style:parent-style-name="Normal" style:family="paragraph">
      <style:text-properties fo:color="#FF0000" style:text-underline-type="single" style:text-underline-style="solid" style:text-underline-width="auto" style:text-underline-mode="continuous"/>
    </style:style>
    <style:style style:name="P11" style:parent-style-name="Paragraphedeliste" style:list-style-name="LFO2" style:family="paragraph"/>
    <style:style style:name="P12" style:parent-style-name="Paragraphedeliste" style:list-style-name="LFO2" style:family="paragraph"/>
    <style:style style:name="P13" style:parent-style-name="Paragraphedeliste" style:list-style-name="LFO2" style:family="paragraph"/>
    <style:style style:name="P14" style:parent-style-name="Paragraphedeliste" style:list-style-name="LFO2" style:family="paragraph"/>
    <style:style style:name="P15" style:parent-style-name="Paragraphedeliste" style:list-style-name="LFO2" style:family="paragraph"/>
    <style:style style:name="P16" style:parent-style-name="Paragraphedeliste" style:list-style-name="LFO2" style:family="paragraph"/>
    <style:style style:name="P17" style:parent-style-name="Paragraphedeliste" style:list-style-name="LFO2" style:family="paragraph"/>
    <style:style style:name="P18" style:parent-style-name="Normal" style:family="paragraph">
      <style:text-properties fo:color="#FF0000" style:text-underline-type="single" style:text-underline-style="solid" style:text-underline-width="auto" style:text-underline-mode="continuous"/>
    </style:style>
    <style:style style:name="P19" style:parent-style-name="Normal" style:family="paragraph">
      <style:text-properties fo:color="#FF0000"/>
    </style:style>
    <style:style style:name="P20" style:parent-style-name="Normal" style:family="paragraph">
      <style:text-properties fo:color="#FF0000" style:text-underline-type="single" style:text-underline-style="solid" style:text-underline-width="auto" style:text-underline-mode="continuous"/>
    </style:style>
  </office:automatic-styles>
  <office:body>
    <office:text text:use-soft-page-breaks="true">
      <text:p text:style-name="P1">R4.D.09<text:s/>Management des SI</text:p>
      <text:p text:style-name="P2">Prise de note :<text:s/></text:p>
      <text:p text:style-name="P3">I – Des données aux Flux d’informations :<text:s/></text:p>
      <text:p text:style-name="Normal"><text:tab/>A -/ Donnée :</text:p>
      <text:p text:style-name="Normal">Fait état brut représentant un évènement, transactions<text:s/>qui n’ont pas été orga de façon à être compris et utilisés. (ex : chaque vente de la journée).</text:p>
      <text:p text:style-name="Normal"><text:tab/>B-/ Informations :</text:p>
      <text:p text:style-name="Normal">Données représentant sous forme compréhensible et utile pour les êtres humains en particulier pour la prise de décision. (ex : le montant de facture ttc).<text:s/></text:p>
      <text:list text:style-name="LFO1" text:continue-numbering="true">
        <text:list-item>
          <text:p text:style-name="P4">Informations=donnée qui a un sens, c’est une valeur (var).</text:p>
        </text:list-item>
      </text:list>
      <text:p text:style-name="P5">C-/ EX :</text:p>
      <text:p text:style-name="Normal">- Carte vitale et numéro de sécurité sociale.<text:s/></text:p>
      <text:p text:style-name="Normal">- Les IBAN</text:p>
      <text:p text:style-name="Normal"><text:tab/>D-/ Connaissance :</text:p>
      <text:p text:style-name="Normal">Si info appropriée alors devient une connaissance (peut-être réutilisé)</text:p>
      <text:p text:style-name="Normal">Tacite :</text:p>
      <text:list text:style-name="LFO2" text:continue-numbering="true">
        <text:list-item>
          <text:p text:style-name="P6">Spécifique au contexte</text:p>
        </text:list-item>
        <text:list-item>
          <text:p text:style-name="P7">Difficile à formaliser</text:p>
        </text:list-item>
        <text:list-item>
          <text:p text:style-name="P8">Communiquer autrement<text:s/></text:p>
        </text:list-item>
      </text:list>
      <text:p text:style-name="Normal"/>
      <text:p text:style-name="P9">II -/ les caractéristiques d’une information :<text:s/></text:p>
      <text:p text:style-name="Normal">Domaine d’étude, sa nature, sa forme, sa qualité, son cout</text:p>
      <text:p text:style-name="Normal"/>
      <text:p text:style-name="P10">III-/ La Qualité de l’info :</text:p>
      <text:p text:style-name="Normal">Capa à répondre à un besoin selon critère<text:s/></text:p>
      <text:list text:style-name="LFO2" text:continue-numbering="true">
        <text:list-item>
          <text:p text:style-name="P11">Fiabilité</text:p>
        </text:list-item>
        <text:list-item>
          <text:p text:style-name="P12">Exactitude</text:p>
        </text:list-item>
        <text:list-item>
          <text:p text:style-name="P13">Actu</text:p>
        </text:list-item>
        <text:list-item>
          <text:p text:style-name="P14">Ponctualité</text:p>
        </text:list-item>
        <text:list-item>
          <text:p text:style-name="P15">Exhaustivité<text:s/></text:p>
        </text:list-item>
        <text:list-item>
          <text:p text:style-name="P16">Pertinence<text:s/></text:p>
        </text:list-item>
        <text:list-item>
          <text:p text:style-name="P17">Accessibilité<text:s/></text:p>
        </text:list-item>
      </text:list>
      <text:soft-page-break/>
      <text:p text:style-name="Normal">Check notamment les droits d’accès, mettre en place des procédures de MAJ (logiciel, lors de certains évènements comme des départs ou embauches, système de droit d’accès, audits pour trouver des sources d’erreurs).</text:p>
      <text:p text:style-name="P18">IV-/ Les flux d’info :</text:p>
      <text:p text:style-name="Normal">Un flux suggère un transfert d’informations entre deux ou plusieurs entités autour d’un émetteur/récepteur.</text:p>
      <text:p text:style-name="Normal"/>
      <text:p text:style-name="Normal"/>
      <text:p text:style-name="P19">CHP 2 Qu’est-ce qu’un SI ?<text:s/></text:p>
      <text:p text:style-name="P20">I-/ Définitions :</text:p>
      <text:p text:style-name="Normal">E des ressources (matériels, logiciels, procédures, humains …) structuré pour acquérir, traiter, mémoriser, transmettre et rendre dispo de l’info.<text:s/></text:p>
      <text:p text:style-name="Normal">II-/</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xime Montouro</meta:initial-creator>
    <dc:creator>Maxime Montouro</dc:creator>
    <meta:creation-date>2024-02-05T14:04:00Z</meta:creation-date>
    <dc:date>2024-02-05T14:55:00Z</dc:date>
    <meta:template xlink:href="Normal" xlink:type="simple"/>
    <meta:editing-cycles>6</meta:editing-cycles>
    <meta:editing-duration>PT3060S</meta:editing-duration>
    <meta:document-statistic meta:page-count="2" meta:paragraph-count="3" meta:word-count="235" meta:character-count="1528" meta:row-count="10" meta:non-whitespace-character-count="1296"/>
  </office:meta>
</office:document-meta>
</file>